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style:font-name="Arial" officeooo:rsid="00118dbc" officeooo:paragraph-rsid="00118dbc"/>
    </style:style>
    <style:style style:name="P2" style:family="paragraph" style:parent-style-name="Heading_20_1">
      <style:text-properties style:font-name="Arial" officeooo:rsid="000e10d6" officeooo:paragraph-rsid="000e10d6"/>
    </style:style>
    <style:style style:name="P3" style:family="paragraph" style:parent-style-name="Heading_20_3">
      <style:text-properties style:font-name="Arial" officeooo:rsid="00118dbc" officeooo:paragraph-rsid="00118dbc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e10d6" officeooo:paragraph-rsid="000e10d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e10d6" officeooo:paragraph-rsid="000e10d6" style:font-weight-asian="bold" style:font-weight-complex="bold"/>
    </style:style>
    <style:style style:name="P6" style:family="paragraph" style:parent-style-name="Text_20_body">
      <style:text-properties officeooo:paragraph-rsid="000e10d6"/>
    </style:style>
    <style:style style:name="P7" style:family="paragraph" style:parent-style-name="Text_20_body">
      <style:paragraph-properties fo:text-align="justify" style:justify-single-word="false"/>
      <style:text-properties officeooo:paragraph-rsid="000e10d6"/>
    </style:style>
    <style:style style:name="P8" style:family="paragraph" style:parent-style-name="Text_20_body">
      <style:text-properties officeooo:paragraph-rsid="00118dbc"/>
    </style:style>
    <style:style style:name="T1" style:family="text">
      <style:text-properties style:font-name="Arial" officeooo:rsid="000e10d6"/>
    </style:style>
    <style:style style:name="T2" style:family="text">
      <style:text-properties style:font-name="Arial" officeooo:rsid="000ea9e6"/>
    </style:style>
    <style:style style:name="T3" style:family="text">
      <style:text-properties style:font-name="Arial" officeooo:rsid="0010519e"/>
    </style:style>
    <style:style style:name="T4" style:family="text">
      <style:text-properties style:font-name="Arial" officeooo:rsid="00118dbc"/>
    </style:style>
    <style:style style:name="T5" style:family="text">
      <style:text-properties style:font-name="Arial" officeooo:rsid="001201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LÉGIO ESTADUAL BENTO MUNHOZ DA ROCHA NETO</text:p>
      <text:p text:style-name="P5"><text:tab/><text:tab/><text:tab/><text:tab/><text:tab/><text:tab/>ALLAN MAGNO VENTURA</text:p>
      <text:p text:style-name="P5"><text:tab/><text:tab/><text:tab/><text:tab/><text:tab/><text:tab/>CARLOS EDUARDO PEDRALLI</text:p>
      <text:p text:style-name="P5"><text:tab/><text:tab/><text:tab/><text:tab/><text:tab/><text:tab/>FABIO GABRIEL</text:p>
      <text:p text:style-name="P5"><text:tab/><text:tab/><text:tab/><text:tab/><text:tab/><text:tab/>JOÃO VICTOR DE PAULA GOBBO</text:p>
      <text:p text:style-name="P5"><text:tab/><text:tab/><text:tab/><text:tab/><text:tab/><text:tab/>PAULA FRANÇA POLL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OCUMENTAÇÃO DO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URITIBA</text:p>
      <text:p text:style-name="P4">2020</text:p>
      <text:p text:style-name="P4"><text:soft-page-break/></text:p>
      <text:h text:style-name="P2" text:outline-level="1">LABORATÓRIO</text:h>
      <text:p text:style-name="P7"><text:span text:style-name="T1"><text:tab/>Na parte do laboratório foram feitas, em sua maioria, a manutenção de máquinas e infraestrutura, durante essas manutenções o grupo sofreu uma divisão, onde metade ficou responsável pela parte infraestrutural(computadores, </text:span><text:span text:style-name="T2">dispositivos entrada e saída, organização de cabos, mapeamento da rede</text:span><text:span text:style-name="T1"> </text:span><text:span text:style-name="T2">entre outros) e a outra metade pela parte lógica(instalação de aplicativos, atualização dos mesmos, instalação de S.O e mapeamento). O trabalho no laboratório se iniciou na mesma semana de inicio das aulas, onde todo 4ºTi estava envolvido na manutenção, entretanto duas semanas depois apenas o nosso grupo continuou com a manutenção. </text:span><text:span text:style-name="T3">O trabalho em cima do laboratório levou três semanas para ser dado como concluído, sendo que após esse período ainda ficamos fazendo manutenção com problemas corriqueiros. Pode-se resumir a parte do laboratório em </text:span><text:span text:style-name="T4">seis</text:span><text:span text:style-name="T3"> fases: Reunião de Grupo, Levantamento de Dados, Análise, Implementação, </text:span><text:span text:style-name="T4">Testes e conclusão. Cada uma dessas fases foram realizadas sob supervisão do professor coordenador do TCC, Professor Ayrton, sendo que a implementação apenas era realizada com o consentimento do mesmo. Durante o período de trabalho em cima do laboratório não foram permitidas a utilização para não atrapalhar o desenvolvimento, sendo que as únicas vezes que foi utilizado foi para testes dos computadores e da rede tendo a permissão do professor Ayton.</text:span></text:p>
      <text:h text:style-name="P1" text:outline-level="2">AS FASES DO PROJETO</text:h>
      <text:h text:style-name="P3" text:outline-level="3">REUNIÃO DE GRUPO</text:h>
      <text:p text:style-name="P8"><text:span text:style-name="T4"><text:tab/>Durante essa fase são combinadas algumas regras e normas envolvendo a equipe, essas normas são feitas para evitar confusão durante o decorrer do trabalho. A reunião ocorreu entre cada fase, isso é, no inicio e no fim de cada fase foi feita uma reunião de grupo para </text:span><text:span text:style-name="T5">informar o que cada integrante fez(como um relatório), assim todos ficamos apar das atualizações feitas em cada fase, como foi feita e porquê foi feita</text:span></text:p>
      <text:p text:style-name="P6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00:10:21.737000000</meta:creation-date>
    <dc:date>2020-05-18T03:36:34.168000000</dc:date>
    <meta:editing-duration>PT2H27M18S</meta:editing-duration>
    <meta:editing-cycles>1</meta:editing-cycles>
    <meta:document-statistic meta:table-count="0" meta:image-count="0" meta:object-count="0" meta:page-count="2" meta:paragraph-count="15" meta:word-count="313" meta:character-count="2039" meta:non-whitespace-character-count="1707"/>
    <meta:generator>LibreOffice/6.2.3.2$Windows_X86_64 LibreOffice_project/aecc05fe267cc68dde00352a451aa867b3b546ac</meta:generator>
  </office:meta>
</office:document-meta>
</file>